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nna huolia hevosen,</text:p>
      <text:p text:style-name="Preformatted_20_Text">Murehtia mustan ruunan,</text:p>
      <text:p text:style-name="Preformatted_20_Text">Rautasuisen surkutella,</text:p>
      <text:p text:style-name="Preformatted_20_Text">Suuripäisen päivitellä:</text:p>
      <text:p text:style-name="Preformatted_20_Text">Hevosell' on pää parempi,</text:p>
      <text:p text:style-name="Preformatted_20_Text">Pää parempi, luu lujempi,</text:p>
      <text:p text:style-name="Preformatted_20_Text">Kaulan kaari kantavam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21" meta:character-count="163"/>
    <dc:date>2023-11-05T16:50:59.23</dc:date>
    <dc:creator>Pii Sainio</dc:creator>
    <meta:generator>OpenOffice/4.1.14$Win32 OpenOffice.org_project/4114m1$Build-9811</meta:generator>
  </office:meta>
</office:document-meta>
</file>